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1Layer</text:p>
          </table:table-cell>
          <table:table-cell table:number-columns-repeated="6"/>
          <table:table-cell office:value-type="string" calcext:value-type="string">
            <text:p>1Layer</text:p>
          </table:table-cell>
          <table:table-cell table:number-columns-repeated="5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cut</text:p>
          </table:table-cell>
          <table:table-cell table:number-columns-repeated="6"/>
          <table:table-cell office:value-type="string" calcext:value-type="string">
            <text:p>Ecu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ENCUT</text:p>
          </table:table-cell>
          <table:table-cell table:number-columns-repeated="2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ENCUT</text:p>
          </table:table-cell>
          <table:table-cell/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0.005" calcext:value-type="float">
            <text:p>0.005</text:p>
          </table:table-cell>
          <table:table-cell office:value-type="float" office:value="-7.43" calcext:value-type="float">
            <text:p>-7.43</text:p>
          </table:table-cell>
          <table:table-cell office:value-type="float" office:value="-32.508317" calcext:value-type="float">
            <text:p>-32.508317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0.8975" calcext:value-type="float">
            <text:p>0.8975</text:p>
          </table:table-cell>
          <table:table-cell office:value-type="float" office:value="0.0228" calcext:value-type="float">
            <text:p>0.0228</text:p>
          </table:table-cell>
          <table:table-cell office:value-type="float" office:value="-8.44" calcext:value-type="float">
            <text:p>-8.44</text:p>
          </table:table-cell>
          <table:table-cell office:value-type="float" office:value="-32.406645" calcext:value-type="float">
            <text:p>-32.406645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0.8845" calcext:value-type="float">
            <text:p>0.8845</text:p>
          </table:table-cell>
          <table:table-cell office:value-type="float" office:value="0.0058" calcext:value-type="float">
            <text:p>0.0058</text:p>
          </table:table-cell>
          <table:table-cell office:value-type="float" office:value="-7.32" calcext:value-type="float">
            <text:p>-7.32</text:p>
          </table:table-cell>
          <table:table-cell office:value-type="float" office:value="-32.521323" calcext:value-type="float">
            <text:p>-32.521323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office:value-type="float" office:value="0.8964" calcext:value-type="float">
            <text:p>0.8964</text:p>
          </table:table-cell>
          <table:table-cell office:value-type="float" office:value="0.0009" calcext:value-type="float">
            <text:p>0.0009</text:p>
          </table:table-cell>
          <table:table-cell office:value-type="float" office:value="-8.33" calcext:value-type="float">
            <text:p>-8.33</text:p>
          </table:table-cell>
          <table:table-cell office:value-type="float" office:value="-32.419494" calcext:value-type="float">
            <text:p>-32.419494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">
          <table:table-cell office:value-type="float" office:value="0.8843" calcext:value-type="float">
            <text:p>0.8843</text:p>
          </table:table-cell>
          <table:table-cell office:value-type="float" office:value="0.0214" calcext:value-type="float">
            <text:p>0.021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2743" calcext:value-type="float">
            <text:p>-32.522743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0.8973" calcext:value-type="float">
            <text:p>0.8973</text:p>
          </table:table-cell>
          <table:table-cell office:value-type="float" office:value="0.0078" calcext:value-type="float">
            <text:p>0.0078</text:p>
          </table:table-cell>
          <table:table-cell office:value-type="float" office:value="-8.29" calcext:value-type="float">
            <text:p>-8.29</text:p>
          </table:table-cell>
          <table:table-cell office:value-type="float" office:value="-32.420946" calcext:value-type="float">
            <text:p>-32.420946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0.8736" calcext:value-type="float">
            <text:p>0.8736</text:p>
          </table:table-cell>
          <table:table-cell office:value-type="float" office:value="0.0443" calcext:value-type="float">
            <text:p>0.0443</text:p>
          </table:table-cell>
          <table:table-cell office:value-type="float" office:value="-7.28" calcext:value-type="float">
            <text:p>-7.28</text:p>
          </table:table-cell>
          <table:table-cell office:value-type="float" office:value="-32.5228" calcext:value-type="float">
            <text:p>-32.5228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0.896" calcext:value-type="float">
            <text:p>0.896</text:p>
          </table:table-cell>
          <table:table-cell office:value-type="float" office:value="0.0281" calcext:value-type="float">
            <text:p>0.0281</text:p>
          </table:table-cell>
          <table:table-cell office:value-type="float" office:value="-8.28" calcext:value-type="float">
            <text:p>-8.28</text:p>
          </table:table-cell>
          <table:table-cell office:value-type="float" office:value="-32.421234" calcext:value-type="float">
            <text:p>-32.421234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74" calcext:value-type="float">
            <text:p>0.007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75" calcext:value-type="float">
            <text:p>-32.52567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0.9014" calcext:value-type="float">
            <text:p>0.9014</text:p>
          </table:table-cell>
          <table:table-cell office:value-type="float" office:value="0.0147" calcext:value-type="float">
            <text:p>0.0147</text:p>
          </table:table-cell>
          <table:table-cell office:value-type="float" office:value="-8.29" calcext:value-type="float">
            <text:p>-8.29</text:p>
          </table:table-cell>
          <table:table-cell office:value-type="float" office:value="-32.423813" calcext:value-type="float">
            <text:p>-32.42381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0.8853" calcext:value-type="float">
            <text:p>0.8853</text:p>
          </table:table-cell>
          <table:table-cell office:value-type="float" office:value="0.0245" calcext:value-type="float">
            <text:p>0.0245</text:p>
          </table:table-cell>
          <table:table-cell office:value-type="float" office:value="-7.26" calcext:value-type="float">
            <text:p>-7.26</text:p>
          </table:table-cell>
          <table:table-cell office:value-type="float" office:value="-32.523672" calcext:value-type="float">
            <text:p>-32.523672</text:p>
          </table:table-cell>
          <table:table-cell office:value-type="float" office:value="550" calcext:value-type="float">
            <text:p>550</text:p>
          </table:table-cell>
          <table:table-cell table:number-columns-repeated="2"/>
          <table:table-cell office:value-type="float" office:value="0.8933" calcext:value-type="float">
            <text:p>0.8933</text:p>
          </table:table-cell>
          <table:table-cell office:value-type="float" office:value="0.0335" calcext:value-type="float">
            <text:p>0.0335</text:p>
          </table:table-cell>
          <table:table-cell office:value-type="float" office:value="-8.29" calcext:value-type="float">
            <text:p>-8.29</text:p>
          </table:table-cell>
          <table:table-cell office:value-type="float" office:value="-32.422399" calcext:value-type="float">
            <text:p>-32.422399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float" office:value="0.8855" calcext:value-type="float">
            <text:p>0.8855</text:p>
          </table:table-cell>
          <table:table-cell office:value-type="float" office:value="0.0186" calcext:value-type="float">
            <text:p>0.0186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3697" calcext:value-type="float">
            <text:p>-32.523697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0.8978" calcext:value-type="float">
            <text:p>0.8978</text:p>
          </table:table-cell>
          <table:table-cell office:value-type="float" office:value="0.0962" calcext:value-type="float">
            <text:p>0.0962</text:p>
          </table:table-cell>
          <table:table-cell office:value-type="float" office:value="-8.28" calcext:value-type="float">
            <text:p>-8.28</text:p>
          </table:table-cell>
          <table:table-cell office:value-type="float" office:value="-32.42206" calcext:value-type="float">
            <text:p>-32.42206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0.8847" calcext:value-type="float">
            <text:p>0.8847</text:p>
          </table:table-cell>
          <table:table-cell office:value-type="float" office:value="0.0461" calcext:value-type="float">
            <text:p>0.0461</text:p>
          </table:table-cell>
          <table:table-cell office:value-type="float" office:value="-7.33" calcext:value-type="float">
            <text:p>-7.33</text:p>
          </table:table-cell>
          <table:table-cell office:value-type="float" office:value="-32.527122" calcext:value-type="float">
            <text:p>-32.52712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0.9001" calcext:value-type="float">
            <text:p>0.9001</text:p>
          </table:table-cell>
          <table:table-cell office:value-type="float" office:value="0.0303" calcext:value-type="float">
            <text:p>0.0303</text:p>
          </table:table-cell>
          <table:table-cell office:value-type="float" office:value="-8.27" calcext:value-type="float">
            <text:p>-8.27</text:p>
          </table:table-cell>
          <table:table-cell office:value-type="float" office:value="-32.424771" calcext:value-type="float">
            <text:p>-32.424771</text:p>
          </table:table-cell>
          <table:table-cell office:value-type="float" office:value="650" calcext:value-type="float">
            <text:p>650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ktest</text:p>
          </table:table-cell>
          <table:table-cell table:number-columns-repeated="6"/>
          <table:table-cell office:value-type="string" calcext:value-type="string">
            <text:p>ktes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K-density</text:p>
          </table:table-cell>
          <table:table-cell table:number-columns-repeated="2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K-density</text:p>
          </table:table-cell>
          <table:table-cell/>
        </table:table-row>
        <table:table-row table:style-name="ro1">
          <table:table-cell office:value-type="float" office:value="0.9331" calcext:value-type="float">
            <text:p>0.93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-7.7" calcext:value-type="float">
            <text:p>-7.7</text:p>
          </table:table-cell>
          <table:table-cell office:value-type="float" office:value="-32.487316" calcext:value-type="float">
            <text:p>-32.4873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9331" calcext:value-type="float">
            <text:p>0.9331</text:p>
          </table:table-cell>
          <table:table-cell office:value-type="float" office:value="0.0073" calcext:value-type="float">
            <text:p>0.0073</text:p>
          </table:table-cell>
          <table:table-cell office:value-type="float" office:value="-7.7" calcext:value-type="float">
            <text:p>-7.7</text:p>
          </table:table-cell>
          <table:table-cell office:value-type="float" office:value="-32.487316" calcext:value-type="float">
            <text:p>-32.4873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.8855" calcext:value-type="float">
            <text:p>0.88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3804" calcext:value-type="float">
            <text:p>-32.538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855" calcext:value-type="float">
            <text:p>0.885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3804" calcext:value-type="float">
            <text:p>-32.5380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.8861" calcext:value-type="float">
            <text:p>0.886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3154" calcext:value-type="float">
            <text:p>-32.5231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8861" calcext:value-type="float">
            <text:p>0.886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3154" calcext:value-type="float">
            <text:p>-32.52315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0.8848" calcext:value-type="float">
            <text:p>0.8848</text:p>
          </table:table-cell>
          <table:table-cell office:value-type="float" office:value="0.0074" calcext:value-type="float">
            <text:p>0.007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748" calcext:value-type="float">
            <text:p>-32.52574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.8848" calcext:value-type="float">
            <text:p>0.8848</text:p>
          </table:table-cell>
          <table:table-cell office:value-type="float" office:value="0.0074" calcext:value-type="float">
            <text:p>0.007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748" calcext:value-type="float">
            <text:p>-32.52574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0.8851" calcext:value-type="float">
            <text:p>0.885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8" calcext:value-type="float">
            <text:p>-7.28</text:p>
          </table:table-cell>
          <table:table-cell office:value-type="float" office:value="-32.525644" calcext:value-type="float">
            <text:p>-32.52564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.8851" calcext:value-type="float">
            <text:p>0.8851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8" calcext:value-type="float">
            <text:p>-7.28</text:p>
          </table:table-cell>
          <table:table-cell office:value-type="float" office:value="-32.525644" calcext:value-type="float">
            <text:p>-32.52564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98" calcext:value-type="float">
            <text:p>-32.52569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98" calcext:value-type="float">
            <text:p>-32.52569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74" calcext:value-type="float">
            <text:p>0.007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75" calcext:value-type="float">
            <text:p>-32.52567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0.0074" calcext:value-type="float">
            <text:p>0.0074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75" calcext:value-type="float">
            <text:p>-32.5256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78" calcext:value-type="float">
            <text:p>-32.52567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0.0075" calcext:value-type="float">
            <text:p>0.0075</text:p>
          </table:table-cell>
          <table:table-cell office:value-type="float" office:value="-7.27" calcext:value-type="float">
            <text:p>-7.27</text:p>
          </table:table-cell>
          <table:table-cell office:value-type="float" office:value="-32.525678" calcext:value-type="float">
            <text:p>-32.52567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cuumte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Vacu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.1577" calcext:value-type="float">
            <text:p>2.1577</text:p>
          </table:table-cell>
          <table:table-cell office:value-type="float" office:value="0.0055" calcext:value-type="float">
            <text:p>0.0055</text:p>
          </table:table-cell>
          <table:table-cell office:value-type="float" office:value="41.62" calcext:value-type="float">
            <text:p>41.62</text:p>
          </table:table-cell>
          <table:table-cell office:value-type="float" office:value="-30.842645" calcext:value-type="float">
            <text:p>-30.84264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2Layer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Ecut</text:p>
          </table:table-cell>
          <table:table-cell table:number-columns-repeated="7"/>
          <table:table-cell office:value-type="string" calcext:value-type="string">
            <text:p>Ecu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ENCUT</text:p>
          </table:table-cell>
          <table:table-cell table:number-columns-repeated="3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ENCUT</text:p>
          </table:table-cell>
        </table:table-row>
        <table:table-row table:style-name="ro1">
          <table:table-cell office:value-type="float" office:value="0.8199" calcext:value-type="float">
            <text:p>0.81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62" calcext:value-type="float">
            <text:p>-7.62</text:p>
          </table:table-cell>
          <table:table-cell office:value-type="float" office:value="-72.382356" calcext:value-type="float">
            <text:p>-72.382356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0.8405" calcext:value-type="float">
            <text:p>0.8405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49" calcext:value-type="float">
            <text:p>-9.49</text:p>
          </table:table-cell>
          <table:table-cell office:value-type="float" office:value="-72.155824" calcext:value-type="float">
            <text:p>-72.15582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8226" calcext:value-type="float">
            <text:p>0.822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43" calcext:value-type="float">
            <text:p>-7.43</text:p>
          </table:table-cell>
          <table:table-cell office:value-type="float" office:value="-72.408616" calcext:value-type="float">
            <text:p>-72.408616</text:p>
          </table:table-cell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0.8428" calcext:value-type="float">
            <text:p>0.8428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3" calcext:value-type="float">
            <text:p>-9.3</text:p>
          </table:table-cell>
          <table:table-cell office:value-type="float" office:value="-72.181703" calcext:value-type="float">
            <text:p>-72.18170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0.8208" calcext:value-type="float">
            <text:p>0.820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6" calcext:value-type="float">
            <text:p>-7.36</text:p>
          </table:table-cell>
          <table:table-cell office:value-type="float" office:value="-72.410879" calcext:value-type="float">
            <text:p>-72.410879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0.8417" calcext:value-type="float">
            <text:p>0.8417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24" calcext:value-type="float">
            <text:p>-9.24</text:p>
          </table:table-cell>
          <table:table-cell office:value-type="float" office:value="-72.184318" calcext:value-type="float">
            <text:p>-72.1843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4" calcext:value-type="float">
            <text:p>0.0004</text:p>
          </table:table-cell>
          <table:table-cell office:value-type="float" office:value="-7.39" calcext:value-type="float">
            <text:p>-7.39</text:p>
          </table:table-cell>
          <table:table-cell office:value-type="float" office:value="-72.412681" calcext:value-type="float">
            <text:p>-72.412681</text:p>
          </table:table-cell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0.8395" calcext:value-type="float">
            <text:p>0.8395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24" calcext:value-type="float">
            <text:p>-9.24</text:p>
          </table:table-cell>
          <table:table-cell office:value-type="float" office:value="-72.186608" calcext:value-type="float">
            <text:p>-72.186608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0.8197" calcext:value-type="float">
            <text:p>0.81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37" calcext:value-type="float">
            <text:p>-72.418037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0.8457" calcext:value-type="float">
            <text:p>0.8457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25" calcext:value-type="float">
            <text:p>-9.25</text:p>
          </table:table-cell>
          <table:table-cell office:value-type="float" office:value="-72.190262" calcext:value-type="float">
            <text:p>-72.19026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0.8214" calcext:value-type="float">
            <text:p>0.821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3211" calcext:value-type="float">
            <text:p>-72.413211</text:p>
          </table:table-cell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0.8426" calcext:value-type="float">
            <text:p>0.8426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25" calcext:value-type="float">
            <text:p>-9.25</text:p>
          </table:table-cell>
          <table:table-cell office:value-type="float" office:value="-72.186355" calcext:value-type="float">
            <text:p>-72.18635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0.8176" calcext:value-type="float">
            <text:p>0.817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27" calcext:value-type="float">
            <text:p>-7.27</text:p>
          </table:table-cell>
          <table:table-cell office:value-type="float" office:value="-72.41364" calcext:value-type="float">
            <text:p>-72.4136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0.8394" calcext:value-type="float">
            <text:p>0.8394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23" calcext:value-type="float">
            <text:p>-9.23</text:p>
          </table:table-cell>
          <table:table-cell office:value-type="float" office:value="-72.187766" calcext:value-type="float">
            <text:p>-72.18776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0.8189" calcext:value-type="float">
            <text:p>0.8189</text:p>
          </table:table-cell>
          <table:table-cell office:value-type="float" office:value="0.0003" calcext:value-type="float">
            <text:p>0.0003</text:p>
          </table:table-cell>
          <table:table-cell office:value-type="float" office:value="-7.35" calcext:value-type="float">
            <text:p>-7.35</text:p>
          </table:table-cell>
          <table:table-cell office:value-type="float" office:value="-72.417776" calcext:value-type="float">
            <text:p>-72.417776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0.8408" calcext:value-type="float">
            <text:p>0.8408</text:p>
          </table:table-cell>
          <table:table-cell office:value-type="float" office:value="0.0008" calcext:value-type="float">
            <text:p>0.0008</text:p>
          </table:table-cell>
          <table:table-cell office:value-type="float" office:value="-9.15" calcext:value-type="float">
            <text:p>-9.15</text:p>
          </table:table-cell>
          <table:table-cell office:value-type="float" office:value="-72.192628" calcext:value-type="float">
            <text:p>-72.192628</text:p>
          </table:table-cell>
          <table:table-cell office:value-type="float" office:value="650" calcext:value-type="float">
            <text:p>6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ktest</text:p>
          </table:table-cell>
          <table:table-cell table:number-columns-repeated="7"/>
          <table:table-cell office:value-type="string" calcext:value-type="string">
            <text:p>ktes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K-density</text:p>
          </table:table-cell>
          <table:table-cell table:number-columns-repeated="3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K-density</text:p>
          </table:table-cell>
        </table:table-row>
        <table:table-row table:style-name="ro1">
          <table:table-cell office:value-type="float" office:value="0.8206" calcext:value-type="float">
            <text:p>0.82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" calcext:value-type="float">
            <text:p>-7.3</text:p>
          </table:table-cell>
          <table:table-cell office:value-type="float" office:value="-72.427817" calcext:value-type="float">
            <text:p>-72.42781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8206" calcext:value-type="float">
            <text:p>0.82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" calcext:value-type="float">
            <text:p>-7.3</text:p>
          </table:table-cell>
          <table:table-cell office:value-type="float" office:value="-72.427817" calcext:value-type="float">
            <text:p>-72.4278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8205" calcext:value-type="float">
            <text:p>0.82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5213" calcext:value-type="float">
            <text:p>-72.4152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8205" calcext:value-type="float">
            <text:p>0.82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5213" calcext:value-type="float">
            <text:p>-72.4152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8196" calcext:value-type="float">
            <text:p>0.81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111" calcext:value-type="float">
            <text:p>-72.4181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8196" calcext:value-type="float">
            <text:p>0.8196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111" calcext:value-type="float">
            <text:p>-72.4181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7997" calcext:value-type="float">
            <text:p>-72.41799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8198" calcext:value-type="float">
            <text:p>0.81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7997" calcext:value-type="float">
            <text:p>-72.4179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197" calcext:value-type="float">
            <text:p>0.81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49" calcext:value-type="float">
            <text:p>-72.41804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8197" calcext:value-type="float">
            <text:p>0.81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49" calcext:value-type="float">
            <text:p>-72.4180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8197" calcext:value-type="float">
            <text:p>0.81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37" calcext:value-type="float">
            <text:p>-72.41803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0.8197" calcext:value-type="float">
            <text:p>0.81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37" calcext:value-type="float">
            <text:p>-72.4180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8198" calcext:value-type="float">
            <text:p>0.81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38" calcext:value-type="float">
            <text:p>-72.41803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.8198" calcext:value-type="float">
            <text:p>0.81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.33" calcext:value-type="float">
            <text:p>-7.33</text:p>
          </table:table-cell>
          <table:table-cell office:value-type="float" office:value="-72.418038" calcext:value-type="float">
            <text:p>-72.41803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Vacuumtest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xForce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TOTEN <text:s text:c="2"/></text:p>
          </table:table-cell>
          <table:table-cell office:value-type="string" calcext:value-type="string">
            <text:p>Vacuum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173" calcext:value-type="float">
            <text:p>0.173</text:p>
          </table:table-cell>
          <table:table-cell office:value-type="float" office:value="0.0004" calcext:value-type="float">
            <text:p>0.0004</text:p>
          </table:table-cell>
          <table:table-cell office:value-type="float" office:value="-12.14" calcext:value-type="float">
            <text:p>-12.14</text:p>
          </table:table-cell>
          <table:table-cell office:value-type="float" office:value="-81.126685" calcext:value-type="float">
            <text:p>-81.126685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2:51:30.131675772</meta:creation-date>
    <dc:date>2020-03-09T13:58:29.594611735</dc:date>
    <meta:editing-duration>PT36M28S</meta:editing-duration>
    <meta:editing-cycles>1</meta:editing-cycles>
    <meta:document-statistic meta:table-count="1" meta:cell-count="483" meta:object-count="0"/>
    <meta:generator>LibreOffice/6.0.7.3$Linux_X86_64 LibreOffice_project/00m0$Build-3</meta:generator>
  </office:meta>
</office:document-meta>
</file>